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4167in" svg:stroke-color="#000000" draw:marker-end="a400" svg:stroke-opacity="100%" draw:stroke-linejoin="round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draw:fill="none" draw:stroke="solid" svg:stroke-width="0.04167in" svg:stroke-color="#000000" draw:marker-end="a396" svg:stroke-opacity="100%" draw:stroke-linejoin="round" svg:stroke-linecap="butt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4167in" svg:stroke-color="#000000" draw:marker-end="a398" svg:stroke-opacity="100%" draw:stroke-linejoin="round" svg:stroke-linecap="butt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custom-shape svg:x="2.29293in" svg:y="1.0202in" svg:width="1.82828in" svg:height="1.82828in" draw:id="id63" draw:style-name="a385" draw:name="Ovale 3">
          <svg:title/>
          <svg:desc/>
          <text:p text:style-name="a384" text:class-names="" text:cond-style-name=""><text:span text:style-name="a381" text:class-names="">s</text:span><text:span text:style-name="a382" text:class-names="">1</text:span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94949in" svg:y="1.0202in" svg:width="1.82828in" svg:height="1.82828in" draw:id="id64" draw:style-name="a390" draw:name="Ovale 4">
          <svg:title/>
          <svg:desc/>
          <text:p text:style-name="a389" text:class-names="" text:cond-style-name=""><text:span text:style-name="a386" text:class-names="">s</text:span><text:span text:style-name="a387" text:class-names="">2</text:span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2121in" svg:y="4.27778in" svg:width="1.82828in" svg:height="1.82828in" draw:id="id65" draw:style-name="a395" draw:name="Ovale 5">
          <svg:title/>
          <svg:desc/>
          <text:p text:style-name="a394" text:class-names="" text:cond-style-name=""><text:span text:style-name="a391" text:class-names="">s</text:span><text:span text:style-name="a392" text:class-names="">3</text:span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12121in" svg:y1="1.93434in" draw:start-shape="id63" draw:start-glue-point="1" svg:x2="5.94949in" svg:y2="1.93434in" draw:end-shape="id64" draw:end-glue-point="3" draw:id="id66" draw:style-name="a397" draw:name="Connettore 2 7">
          <svg:title/>
          <svg:desc/>
        </draw:connector>
        <draw:connector draw:type="line" svg:x1="6.86364in" svg:y1="2.84849in" draw:start-shape="id64" draw:start-glue-point="2" svg:x2="5.94949in" svg:y2="5.19192in" draw:end-shape="id65" draw:end-glue-point="1" draw:id="id67" draw:style-name="a399" draw:name="Connettore 2 9">
          <svg:title/>
          <svg:desc/>
        </draw:connector>
        <draw:connector draw:type="line" svg:x1="4.12121in" svg:y1="5.19192in" draw:start-shape="id65" draw:start-glue-point="3" svg:x2="3.20707in" svg:y2="2.84849in" draw:end-shape="id63" draw:end-glue-point="2" draw:id="id68" draw:style-name="a401" draw:name="Connettore 2 11">
          <svg:title/>
          <svg:desc/>
        </draw:connector>
        <draw:custom-shape svg:x="4.75907in" svg:y="1.29483in" svg:width="0.55257in" svg:height="0.63952in" draw:id="id69" draw:style-name="a406" draw:name="Rettangolo 12">
          <svg:title/>
          <svg:desc/>
          <text:p text:style-name="a405" text:class-names="" text:cond-style-name=""><text:span text:style-name="a402" text:class-names="">e</text:span><text:span text:style-name="a403" text:class-names="">1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9036in" svg:y="3.44287in" svg:width="0.55257in" svg:height="0.63952in" draw:id="id70" draw:style-name="a411" draw:name="Rettangolo 13">
          <svg:title/>
          <svg:desc/>
          <text:p text:style-name="a410" text:class-names="" text:cond-style-name=""><text:span text:style-name="a407" text:class-names="">e</text:span><text:span text:style-name="a408" text:class-names="">2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3863in" svg:y="3.63826in" svg:width="0.55257in" svg:height="0.63952in" draw:id="id71" draw:style-name="a416" draw:name="Rettangolo 14">
          <svg:title/>
          <svg:desc/>
          <text:p text:style-name="a415" text:class-names="" text:cond-style-name=""><text:span text:style-name="a412" text:class-names="">e</text:span><text:span text:style-name="a413" text:class-names="">3</text:span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8" svg:viewBox="0 0 20 30" svg:d="m10 0-10 30h20z"/>
    <draw:marker draw:name="a400" svg:viewBox="0 0 20 30" svg:d="m10 0-10 30h20z"/>
    <draw:marker draw:name="a39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ca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ca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ca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ca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ca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erg</meta:initial-creator>
    <dc:creator>Gerg</dc:creator>
    <meta:creation-date>2017-08-25T10:06:56Z</meta:creation-date>
    <dc:date>2017-08-25T10:09:47Z</dc:date>
    <meta:editing-cycles>1</meta:editing-cycles>
    <meta:editing-duration>PT170S</meta:editing-duration>
    <meta:document-statistic meta:paragraph-count="6" meta:word-count="6"/>
  </office:meta>
</office:document-meta>
</file>